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2">
      <style:text-properties fo:font-size="16pt" style:font-size-asian="16pt" style:font-size-complex="16pt"/>
    </style:style>
    <style:style style:name="P4" style:family="paragraph" style:parent-style-name="Standard" style:list-style-name="L3">
      <style:text-properties fo:font-size="16pt" style:font-size-asian="16pt" style:font-size-complex="16pt"/>
    </style:style>
    <style:style style:name="P5" style:family="paragraph" style:parent-style-name="Standard" style:list-style-name="L4">
      <style:text-properties fo:font-size="16pt" style:font-size-asian="16pt" style:font-size-complex="16pt"/>
    </style:style>
    <style:style style:name="P6" style:family="paragraph" style:parent-style-name="Standard" style:list-style-name="L5">
      <style:text-properties fo:font-size="16pt" style:font-size-asian="16pt" style:font-size-complex="16pt"/>
    </style:style>
    <style:style style:name="P7" style:family="paragraph" style:parent-style-name="Standard" style:list-style-name="L6">
      <style:text-properties fo:font-size="16pt" style:font-size-asian="16pt" style:font-size-complex="16pt"/>
    </style:style>
    <style:style style:name="P8" style:family="paragraph" style:parent-style-name="Standard" style:list-style-name="L7">
      <style:text-properties fo:font-size="16pt" style:font-size-asian="16pt" style:font-size-complex="16pt"/>
    </style:style>
    <style:style style:name="P9" style:family="paragraph" style:parent-style-name="Standard" style:list-style-name="L8">
      <style:text-properties fo:font-size="16pt" style:font-size-asian="16pt" style:font-size-complex="16pt"/>
    </style:style>
    <style:style style:name="P10" style:family="paragraph" style:parent-style-name="Standard" style:list-style-name="L9">
      <style:text-properties fo:font-size="16pt" style:font-size-asian="16pt" style:font-size-complex="16pt"/>
    </style:style>
    <style:style style:name="P11" style:family="paragraph" style:parent-style-name="Standard" style:list-style-name="L9"/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10.1-10.4 Privacy</text:p>
      <text:p text:style-name="P1"/>
      <text:p text:style-name="P1">Privacy</text:p>
      <text:list xml:id="list1122271887" text:style-name="L1">
        <text:list-item>
          <text:p text:style-name="P2">[Discussion: what is it?]</text:p>
        </text:list-item>
        <text:list-item>
          <text:p text:style-name="P2">Def: the ability of a person to choose what information they reveal about themselves to who</text:p>
          <text:list>
            <text:list-item>
              <text:p text:style-name="P2">Controlled disclosure</text:p>
            </text:list-item>
            <text:list-item>
              <text:p text:style-name="P2">After disclosure, subject no longer controls future disclosure</text:p>
              <text:list>
                <text:list-item>
                  <text:p text:style-name="P2">Informed consent: future disclosure of private data done with consent of subject</text:p>
                </text:list-item>
              </text:list>
            </text:list-item>
          </text:list>
        </text:list-item>
        <text:list-item>
          <text:p text:style-name="P2">Established by: Fourth amendment to US Constitution, various laws</text:p>
          <text:list>
            <text:list-item>
              <text:p text:style-name="P2">HIPAA, FERPA, others</text:p>
            </text:list-item>
            <text:list-item>
              <text:p text:style-name="P2">Commercial sites can sell your info as long as they tell you they will (no deceptive practices)</text:p>
            </text:list-item>
          </text:list>
        </text:list-item>
        <text:list-item>
          <text:p text:style-name="P2">Tension: individual vs. corporate / government desire to acquire info</text:p>
        </text:list-item>
      </text:list>
      <text:p text:style-name="P1"/>
      <text:p text:style-name="P1">Sensitive data</text:p>
      <text:list xml:id="list2057833038" text:style-name="L2">
        <text:list-item>
          <text:p text:style-name="P3">[Discussion: what would you like to protect?]</text:p>
        </text:list-item>
        <text:list-item>
          <text:p text:style-name="P3">[Textbook has a good list of examples... not retyping them here]</text:p>
        </text:list-item>
      </text:list>
      <text:p text:style-name="P1"/>
      <text:p text:style-name="P1">Who has privacy?</text:p>
      <text:list xml:id="list2158834561" text:style-name="L3">
        <text:list-item>
          <text:p text:style-name="P4">[You? Britney Spears? Do you have equivalent privacy?]</text:p>
        </text:list-item>
        <text:list-item>
          <text:p text:style-name="P4">[Government official? Government agencies?]</text:p>
        </text:list-item>
        <text:list-item>
          <text:p text:style-name="P4">[Americans? Chinese?]</text:p>
        </text:list-item>
        <text:list-item>
          <text:p text:style-name="P4">[Who deserves privacy?]</text:p>
          <text:list>
            <text:list-item>
              <text:p text:style-name="P4">[Are there good reasons to want to keep privacy?]</text:p>
            </text:list-item>
          </text:list>
        </text:list-item>
        <text:list-item>
          <text:p text:style-name="P4">[Who wants to strip privacy?]</text:p>
          <text:list>
            <text:list-item>
              <text:p text:style-name="P4">[Are there good reasons to want to remove privacy?]</text:p>
            </text:list-item>
          </text:list>
        </text:list-item>
      </text:list>
      <text:p text:style-name="P1"/>
      <text:p text:style-name="P1">Impact of loss of privacy</text:p>
      <text:list xml:id="list1031866845" text:style-name="L4">
        <text:list-item>
          <text:p text:style-name="P5">Embarrassment</text:p>
        </text:list-item>
        <text:list-item>
          <text:p text:style-name="P5">Loss of job</text:p>
        </text:list-item>
        <text:list-item>
          <text:p text:style-name="P5">Identity theft</text:p>
        </text:list-item>
      </text:list>
      <text:list xml:id="list891230573" text:style-name="L5">
        <text:list-item>
          <text:p text:style-name="P6">Use of another person's credentials</text:p>
        </text:list-item>
        <text:list-item>
          <text:p text:style-name="P6">Credit card, national ID number</text:p>
        </text:list-item>
      </text:list>
      <text:list xml:id="list1596902416" text:style-name="L6">
        <text:list-item>
          <text:p text:style-name="P7">Annoyance (advertising)</text:p>
        </text:list-item>
      </text:list>
      <text:p text:style-name="P1"><text:soft-page-break/></text:p>
      <text:p text:style-name="P1">Computer-related privacy</text:p>
      <text:list xml:id="list1271385336" text:style-name="L7">
        <text:list-item>
          <text:p text:style-name="P8">[Privacy vs. logging information/access for attack detection]</text:p>
        </text:list-item>
        <text:list-item>
          <text:p text:style-name="P8">[Sale of your access records]</text:p>
        </text:list-item>
        <text:list-item>
          <text:p text:style-name="P8">[Who owns information about you? Website or you?]</text:p>
        </text:list-item>
        <text:list-item>
          <text:p text:style-name="P8">Data mining</text:p>
          <text:list>
            <text:list-item>
              <text:p text:style-name="P8">Extraction of patterns from large quantities of data</text:p>
            </text:list-item>
            <text:list-item>
              <text:p text:style-name="P8">Government mining of Internet accesses, phone records, travel records</text:p>
            </text:list-item>
          </text:list>
        </text:list-item>
      </text:list>
      <text:p text:style-name="P1"/>
      <text:p text:style-name="P1">Protections</text:p>
      <text:list xml:id="list2094154332" text:style-name="L8">
        <text:list-item>
          <text:p text:style-name="P9">Minimize data revealed / stored</text:p>
        </text:list-item>
        <text:list-item>
          <text:p text:style-name="P9">Anonymize identifying data</text:p>
        </text:list-item>
        <text:list-item>
          <text:p text:style-name="P9">Policy</text:p>
        </text:list-item>
      </text:list>
      <text:p text:style-name="P1"/>
      <text:p text:style-name="P1">Examples</text:p>
      <text:list xml:id="list577983424" text:style-name="L9">
        <text:list-item>
          <text:p text:style-name="P10">[Google street view] [Is presence on the street part of private information?]</text:p>
          <text:list>
            <text:list-item>
              <text:p text:style-name="P11"><text:a xlink:type="simple" xlink:href="http://www.youtube.com/watch?v=fPgV6-gnQaE"><text:span text:style-name="T1">http://www.youtube.com/watch?v=fPgV6-gnQaE</text:span></text:a><text:span text:style-name="T1"> (search google maps vacationeers)</text:span></text:p>
            </text:list-item>
            <text:list-item>
              <text:p text:style-name="P11"><text:a xlink:type="simple" xlink:href="http://www.youtube.com/watch?v=X7gWEgHeXcA"><text:span text:style-name="T1">http://www.youtube.com/watch?v=X7gWEgHeXcA</text:span></text:a><text:span text:style-name="T1"> (privacy and social networks)</text:span></text:p>
            </text:list-item>
            <text:list-item>
              <text:p text:style-name="P11"><text:a xlink:type="simple" xlink:href="http://www.youtube.com/watch?v=BGrji2bIiG8"><text:span text:style-name="T1">http://www.youtube.com/watch?v=BGrji2bIiG8</text:span></text:a><text:span text:style-name="T1"> (stephen colbert police state)</text:span></text:p>
            </text:list-item>
            <text:list-item>
              <text:p text:style-name="P11"><text:a xlink:type="simple" xlink:href="http://www.youtube.com/watch?v=LDk6jxcSDlQ"><text:span text:style-name="T1">http://www.youtube.com/watch?v=LDk6jxcSDlQ</text:span></text:a><text:span text:style-name="T1"> (big brother nsa copying everything on internet)</text:span></text:p>
            </text:list-item>
            <text:list-item>
              <text:p text:style-name="P10">Google open webcam: inurl:/view.shtml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on Giffin</meta:initial-creator>
    <meta:creation-date>2008-03-27T22:47:33</meta:creation-date>
    <dc:date>2008-11-18T12:45:17</dc:date>
    <dc:language>en-US</dc:language>
    <meta:editing-cycles>3</meta:editing-cycles>
    <meta:editing-duration>PT01H27M11S</meta:editing-duration>
    <meta:document-statistic meta:table-count="0" meta:image-count="0" meta:object-count="0" meta:page-count="2" meta:paragraph-count="47" meta:word-count="303" meta:character-count="1973"/>
    <meta:user-defined meta:name="Info 1"/>
    <meta:user-defined meta:name="Info 2"/>
    <meta:user-defined meta:name="Info 3"/>
    <meta:user-defined meta:name="Info 4"/>
  </office:meta>
</office:document-meta>
</file>